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94afe" officeooo:paragraph-rsid="00094afe"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bold" officeooo:rsid="00147b4a" officeooo:paragraph-rsid="00147b4a"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8pt" fo:font-weight="bold" officeooo:rsid="00147b4a" officeooo:paragraph-rsid="002fcc35" style:font-size-asian="15.75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normal" officeooo:rsid="00094afe" officeooo:paragraph-rsid="00094afe"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2pt" fo:font-weight="bold" officeooo:rsid="00094afe" officeooo:paragraph-rsid="00291cf9"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094afe" officeooo:paragraph-rsid="005827fe"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officeooo:rsid="002caf9a" officeooo:paragraph-rsid="00291cf9"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fo:font-size="22pt" fo:font-weight="bold" officeooo:rsid="00094afe" officeooo:paragraph-rsid="00094afe" style:font-size-asian="22pt" style:font-weight-asian="bold" style:font-size-complex="22pt" style:font-weight-complex="bold"/>
    </style:style>
    <style:style style:name="P9" style:family="paragraph" style:parent-style-name="Standard">
      <style:paragraph-properties fo:text-align="start" style:justify-single-word="false"/>
      <style:text-properties fo:font-size="12pt" fo:font-weight="normal" officeooo:rsid="0057ecea" officeooo:paragraph-rsid="005827f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bold" officeooo:rsid="00094afe" officeooo:paragraph-rsid="005827fe"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094afe" officeooo:paragraph-rsid="006c1fa7"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c8c2d2" officeooo:paragraph-rsid="00c8c2d2"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c46041" officeooo:paragraph-rsid="00c46041"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c46041" officeooo:paragraph-rsid="00c606a3" style:font-size-asian="12pt" style:font-weight-asian="bold" style:font-size-complex="12pt" style:font-weight-complex="bold"/>
    </style:style>
    <style:style style:name="T1" style:family="text">
      <style:text-properties fo:font-weight="normal" officeooo:rsid="000c9e0c" style:font-weight-asian="normal" style:font-weight-complex="normal"/>
    </style:style>
    <style:style style:name="T2" style:family="text">
      <style:text-properties fo:font-weight="normal" officeooo:rsid="000d87c5" style:font-weight-asian="normal" style:font-weight-complex="normal"/>
    </style:style>
    <style:style style:name="T3" style:family="text">
      <style:text-properties fo:font-weight="normal" officeooo:rsid="000e04b5" style:font-weight-asian="normal" style:font-weight-complex="normal"/>
    </style:style>
    <style:style style:name="T4" style:family="text">
      <style:text-properties fo:font-weight="normal" officeooo:rsid="000f139e" style:font-weight-asian="normal" style:font-weight-complex="normal"/>
    </style:style>
    <style:style style:name="T5" style:family="text">
      <style:text-properties fo:font-weight="normal" officeooo:rsid="0010cba2" style:font-weight-asian="normal" style:font-weight-complex="normal"/>
    </style:style>
    <style:style style:name="T6" style:family="text">
      <style:text-properties fo:font-weight="normal" officeooo:rsid="0011181b" style:font-weight-asian="normal" style:font-weight-complex="normal"/>
    </style:style>
    <style:style style:name="T7" style:family="text">
      <style:text-properties fo:font-weight="normal" officeooo:rsid="00118710" style:font-weight-asian="normal" style:font-weight-complex="normal"/>
    </style:style>
    <style:style style:name="T8" style:family="text">
      <style:text-properties fo:font-weight="normal" officeooo:rsid="00167e30" style:font-weight-asian="normal" style:font-weight-complex="normal"/>
    </style:style>
    <style:style style:name="T9" style:family="text">
      <style:text-properties fo:font-weight="normal" officeooo:rsid="0017c3ff" style:font-weight-asian="normal" style:font-weight-complex="normal"/>
    </style:style>
    <style:style style:name="T10" style:family="text">
      <style:text-properties fo:font-weight="normal" officeooo:rsid="001894e1" style:font-weight-asian="normal" style:font-weight-complex="normal"/>
    </style:style>
    <style:style style:name="T11" style:family="text">
      <style:text-properties fo:font-weight="normal" officeooo:rsid="001ad2f6" style:font-weight-asian="normal" style:font-weight-complex="normal"/>
    </style:style>
    <style:style style:name="T12" style:family="text">
      <style:text-properties fo:font-weight="normal" officeooo:rsid="001b0ffb" style:font-weight-asian="normal" style:font-weight-complex="normal"/>
    </style:style>
    <style:style style:name="T13" style:family="text">
      <style:text-properties fo:font-weight="normal" officeooo:rsid="001cf770" style:font-weight-asian="normal" style:font-weight-complex="normal"/>
    </style:style>
    <style:style style:name="T14" style:family="text">
      <style:text-properties fo:font-weight="normal" officeooo:rsid="001d98e6" style:font-weight-asian="normal" style:font-weight-complex="normal"/>
    </style:style>
    <style:style style:name="T15" style:family="text">
      <style:text-properties fo:font-weight="normal" officeooo:rsid="001f46bc" style:font-weight-asian="normal" style:font-weight-complex="normal"/>
    </style:style>
    <style:style style:name="T16" style:family="text">
      <style:text-properties fo:font-weight="normal" officeooo:rsid="00212ab0" style:font-weight-asian="normal" style:font-weight-complex="normal"/>
    </style:style>
    <style:style style:name="T17" style:family="text">
      <style:text-properties fo:font-weight="normal" officeooo:rsid="002249a4" style:font-weight-asian="normal" style:font-weight-complex="normal"/>
    </style:style>
    <style:style style:name="T18" style:family="text">
      <style:text-properties fo:font-weight="normal" officeooo:rsid="0022c8a9" style:font-weight-asian="normal" style:font-weight-complex="normal"/>
    </style:style>
    <style:style style:name="T19" style:family="text">
      <style:text-properties fo:font-weight="normal" officeooo:rsid="00246f16" style:font-weight-asian="normal" style:font-weight-complex="normal"/>
    </style:style>
    <style:style style:name="T20" style:family="text">
      <style:text-properties fo:font-weight="normal" officeooo:rsid="00256b65" style:font-weight-asian="normal" style:font-weight-complex="normal"/>
    </style:style>
    <style:style style:name="T21" style:family="text">
      <style:text-properties fo:font-weight="normal" officeooo:rsid="00261921" style:font-weight-asian="normal" style:font-weight-complex="normal"/>
    </style:style>
    <style:style style:name="T22" style:family="text">
      <style:text-properties fo:font-weight="normal" officeooo:rsid="0027499e" style:font-weight-asian="normal" style:font-weight-complex="normal"/>
    </style:style>
    <style:style style:name="T23" style:family="text">
      <style:text-properties fo:font-weight="normal" officeooo:rsid="0027be57" style:font-weight-asian="normal" style:font-weight-complex="normal"/>
    </style:style>
    <style:style style:name="T24" style:family="text">
      <style:text-properties fo:font-weight="normal" officeooo:rsid="00291cf9" style:font-weight-asian="normal" style:font-weight-complex="normal"/>
    </style:style>
    <style:style style:name="T25" style:family="text">
      <style:text-properties fo:font-weight="normal" officeooo:rsid="002afb36" style:font-weight-asian="normal" style:font-weight-complex="normal"/>
    </style:style>
    <style:style style:name="T26" style:family="text">
      <style:text-properties fo:font-weight="normal" officeooo:rsid="002caf9a" style:font-weight-asian="normal" style:font-weight-complex="normal"/>
    </style:style>
    <style:style style:name="T27" style:family="text">
      <style:text-properties fo:font-weight="normal" officeooo:rsid="002d4f6b" style:font-weight-asian="normal" style:font-weight-complex="normal"/>
    </style:style>
    <style:style style:name="T28" style:family="text">
      <style:text-properties fo:font-weight="normal" officeooo:rsid="002ec4d5" style:font-weight-asian="normal" style:font-weight-complex="normal"/>
    </style:style>
    <style:style style:name="T29" style:family="text">
      <style:text-properties fo:font-weight="normal" officeooo:rsid="002fa487" style:font-weight-asian="normal" style:font-weight-complex="normal"/>
    </style:style>
    <style:style style:name="T30" style:family="text">
      <style:text-properties fo:font-weight="normal" officeooo:rsid="0031edf7" style:font-weight-asian="normal" style:font-weight-complex="normal"/>
    </style:style>
    <style:style style:name="T31" style:family="text">
      <style:text-properties fo:font-weight="normal" officeooo:rsid="00333ab9" style:font-weight-asian="normal" style:font-weight-complex="normal"/>
    </style:style>
    <style:style style:name="T32" style:family="text">
      <style:text-properties fo:font-weight="normal" officeooo:rsid="003577f1" style:font-weight-asian="normal" style:font-weight-complex="normal"/>
    </style:style>
    <style:style style:name="T33" style:family="text">
      <style:text-properties fo:font-weight="normal" officeooo:rsid="0035a949" style:font-weight-asian="normal" style:font-weight-complex="normal"/>
    </style:style>
    <style:style style:name="T34" style:family="text">
      <style:text-properties fo:font-weight="normal" officeooo:rsid="0036a618" style:font-weight-asian="normal" style:font-weight-complex="normal"/>
    </style:style>
    <style:style style:name="T35" style:family="text">
      <style:text-properties fo:font-weight="normal" officeooo:rsid="003867ff" style:font-weight-asian="normal" style:font-weight-complex="normal"/>
    </style:style>
    <style:style style:name="T36" style:family="text">
      <style:text-properties fo:font-weight="normal" officeooo:rsid="003997c1" style:font-weight-asian="normal" style:font-weight-complex="normal"/>
    </style:style>
    <style:style style:name="T37" style:family="text">
      <style:text-properties fo:font-weight="normal" officeooo:rsid="003b1788" style:font-weight-asian="normal" style:font-weight-complex="normal"/>
    </style:style>
    <style:style style:name="T38" style:family="text">
      <style:text-properties fo:font-weight="normal" officeooo:rsid="003c14c4" style:font-weight-asian="normal" style:font-weight-complex="normal"/>
    </style:style>
    <style:style style:name="T39" style:family="text">
      <style:text-properties fo:font-weight="normal" officeooo:rsid="004003c6" style:font-weight-asian="normal" style:font-weight-complex="normal"/>
    </style:style>
    <style:style style:name="T40" style:family="text">
      <style:text-properties fo:font-weight="normal" officeooo:rsid="004372c8" style:font-weight-asian="normal" style:font-weight-complex="normal"/>
    </style:style>
    <style:style style:name="T41" style:family="text">
      <style:text-properties fo:font-weight="normal" officeooo:rsid="0044cc3f" style:font-weight-asian="normal" style:font-weight-complex="normal"/>
    </style:style>
    <style:style style:name="T42" style:family="text">
      <style:text-properties fo:font-weight="normal" officeooo:rsid="0048d82f" style:font-weight-asian="normal" style:font-weight-complex="normal"/>
    </style:style>
    <style:style style:name="T43" style:family="text">
      <style:text-properties fo:font-weight="normal" officeooo:rsid="004a7b63" style:font-weight-asian="normal" style:font-weight-complex="normal"/>
    </style:style>
    <style:style style:name="T44" style:family="text">
      <style:text-properties fo:font-weight="normal" officeooo:rsid="004c1cfe" style:font-weight-asian="normal" style:font-weight-complex="normal"/>
    </style:style>
    <style:style style:name="T45" style:family="text">
      <style:text-properties fo:font-weight="normal" officeooo:rsid="004d5126" style:font-weight-asian="normal" style:font-weight-complex="normal"/>
    </style:style>
    <style:style style:name="T46" style:family="text">
      <style:text-properties fo:font-weight="normal" officeooo:rsid="004e9bb0" style:font-weight-asian="normal" style:font-weight-complex="normal"/>
    </style:style>
    <style:style style:name="T47" style:family="text">
      <style:text-properties fo:font-weight="normal" officeooo:rsid="004ff1a7" style:font-weight-asian="normal" style:font-weight-complex="normal"/>
    </style:style>
    <style:style style:name="T48" style:family="text">
      <style:text-properties fo:font-weight="normal" officeooo:rsid="00519351" style:font-weight-asian="normal" style:font-weight-complex="normal"/>
    </style:style>
    <style:style style:name="T49" style:family="text">
      <style:text-properties fo:font-weight="normal" officeooo:rsid="00557866" style:font-weight-asian="normal" style:font-weight-complex="normal"/>
    </style:style>
    <style:style style:name="T50" style:family="text">
      <style:text-properties fo:font-weight="normal" officeooo:rsid="00571232" style:font-weight-asian="normal" style:font-weight-complex="normal"/>
    </style:style>
    <style:style style:name="T51" style:family="text">
      <style:text-properties fo:font-weight="normal" officeooo:rsid="005732c7" style:font-weight-asian="normal" style:font-weight-complex="normal"/>
    </style:style>
    <style:style style:name="T52" style:family="text">
      <style:text-properties fo:font-weight="normal" officeooo:rsid="0057ecea" style:font-weight-asian="normal" style:font-weight-complex="normal"/>
    </style:style>
    <style:style style:name="T53" style:family="text">
      <style:text-properties fo:font-weight="normal" officeooo:rsid="00ca6e75" style:font-weight-asian="normal" style:font-weight-complex="normal"/>
    </style:style>
    <style:style style:name="T54" style:family="text">
      <style:text-properties fo:font-weight="normal" officeooo:rsid="00caa77a" style:font-weight-asian="normal" style:font-weight-complex="normal"/>
    </style:style>
    <style:style style:name="T55" style:family="text">
      <style:text-properties fo:font-weight="normal" officeooo:rsid="00cbfe87" style:font-weight-asian="normal" style:font-weight-complex="normal"/>
    </style:style>
    <style:style style:name="T56" style:family="text">
      <style:text-properties fo:font-weight="normal" officeooo:rsid="00cd9b5e" style:font-weight-asian="normal" style:font-weight-complex="normal"/>
    </style:style>
    <style:style style:name="T57" style:family="text">
      <style:text-properties fo:font-weight="normal" officeooo:rsid="00ced42c" style:font-weight-asian="normal" style:font-weight-complex="normal"/>
    </style:style>
    <style:style style:name="T58" style:family="text">
      <style:text-properties fo:font-weight="normal" officeooo:rsid="00d0ebb7" style:font-weight-asian="normal" style:font-weight-complex="normal"/>
    </style:style>
    <style:style style:name="T59" style:family="text">
      <style:text-properties fo:font-weight="normal" officeooo:rsid="00d2dbee" style:font-weight-asian="normal" style:font-weight-complex="normal"/>
    </style:style>
    <style:style style:name="T60" style:family="text">
      <style:text-properties fo:font-weight="normal" officeooo:rsid="00d4a4e9" style:font-weight-asian="normal" style:font-weight-complex="normal"/>
    </style:style>
    <style:style style:name="T61" style:family="text">
      <style:text-properties fo:font-weight="normal" officeooo:rsid="00d4d0ac" style:font-weight-asian="normal" style:font-weight-complex="normal"/>
    </style:style>
    <style:style style:name="T62" style:family="text">
      <style:text-properties fo:font-weight="normal" officeooo:rsid="00d5339c" style:font-weight-asian="normal" style:font-weight-complex="normal"/>
    </style:style>
    <style:style style:name="T63" style:family="text">
      <style:text-properties fo:font-weight="normal" officeooo:rsid="00d83274" style:font-weight-asian="normal" style:font-weight-complex="normal"/>
    </style:style>
    <style:style style:name="T64" style:family="text">
      <style:text-properties fo:font-weight="normal" officeooo:rsid="00d8ad37" style:font-weight-asian="normal" style:font-weight-complex="normal"/>
    </style:style>
    <style:style style:name="T65" style:family="text">
      <style:text-properties fo:font-weight="normal" officeooo:rsid="00d92845" style:font-weight-asian="normal" style:font-weight-complex="normal"/>
    </style:style>
    <style:style style:name="T66" style:family="text">
      <style:text-properties fo:font-weight="normal" officeooo:rsid="00dcd5ad" style:font-weight-asian="normal" style:font-weight-complex="normal"/>
    </style:style>
    <style:style style:name="T67" style:family="text">
      <style:text-properties fo:font-weight="normal" officeooo:rsid="00dd95fb" style:font-weight-asian="normal" style:font-weight-complex="normal"/>
    </style:style>
    <style:style style:name="T68" style:family="text">
      <style:text-properties fo:font-weight="normal" officeooo:rsid="00ded223" style:font-weight-asian="normal" style:font-weight-complex="normal"/>
    </style:style>
    <style:style style:name="T69" style:family="text">
      <style:text-properties fo:font-weight="normal" officeooo:rsid="00df5b8e" style:font-weight-asian="normal" style:font-weight-complex="normal"/>
    </style:style>
    <style:style style:name="T70" style:family="text">
      <style:text-properties fo:font-weight="normal" officeooo:rsid="00e06e30" style:font-weight-asian="normal" style:font-weight-complex="normal"/>
    </style:style>
    <style:style style:name="T71" style:family="text">
      <style:text-properties fo:font-weight="normal" officeooo:rsid="00588272" style:font-size-asian="12pt" style:font-weight-asian="normal" style:font-weight-complex="normal"/>
    </style:style>
    <style:style style:name="T72" style:family="text">
      <style:text-properties fo:font-weight="normal" officeooo:rsid="0058edb2" style:font-size-asian="12pt" style:font-weight-asian="normal" style:font-weight-complex="normal"/>
    </style:style>
    <style:style style:name="T73" style:family="text">
      <style:text-properties fo:font-weight="normal" officeooo:rsid="005a8b03" style:font-size-asian="12pt" style:font-weight-asian="normal" style:font-weight-complex="normal"/>
    </style:style>
    <style:style style:name="T74" style:family="text">
      <style:text-properties fo:font-weight="normal" officeooo:rsid="005b0ed2" style:font-size-asian="12pt" style:font-weight-asian="normal" style:font-weight-complex="normal"/>
    </style:style>
    <style:style style:name="T75" style:family="text">
      <style:text-properties fo:font-weight="normal" officeooo:rsid="005c2f5a" style:font-size-asian="12pt" style:font-weight-asian="normal" style:font-weight-complex="normal"/>
    </style:style>
    <style:style style:name="T76" style:family="text">
      <style:text-properties fo:font-weight="normal" officeooo:rsid="005cb617" style:font-size-asian="12pt" style:font-weight-asian="normal" style:font-weight-complex="normal"/>
    </style:style>
    <style:style style:name="T77" style:family="text">
      <style:text-properties fo:font-weight="normal" officeooo:rsid="005dab9d" style:font-size-asian="12pt" style:font-weight-asian="normal" style:font-weight-complex="normal"/>
    </style:style>
    <style:style style:name="T78" style:family="text">
      <style:text-properties fo:font-weight="normal" officeooo:rsid="005e5a83" style:font-size-asian="12pt" style:font-weight-asian="normal" style:font-weight-complex="normal"/>
    </style:style>
    <style:style style:name="T79" style:family="text">
      <style:text-properties fo:font-weight="normal" officeooo:rsid="005e8730" style:font-size-asian="12pt" style:font-weight-asian="normal" style:font-weight-complex="normal"/>
    </style:style>
    <style:style style:name="T80" style:family="text">
      <style:text-properties fo:font-weight="normal" officeooo:rsid="006032e2" style:font-size-asian="12pt" style:font-weight-asian="normal" style:font-weight-complex="normal"/>
    </style:style>
    <style:style style:name="T81" style:family="text">
      <style:text-properties fo:font-weight="normal" officeooo:rsid="0060b82c" style:font-size-asian="12pt" style:font-weight-asian="normal" style:font-weight-complex="normal"/>
    </style:style>
    <style:style style:name="T82" style:family="text">
      <style:text-properties fo:font-weight="normal" officeooo:rsid="00615d1f" style:font-size-asian="12pt" style:font-weight-asian="normal" style:font-weight-complex="normal"/>
    </style:style>
    <style:style style:name="T83" style:family="text">
      <style:text-properties fo:font-weight="normal" officeooo:rsid="0062f3f7" style:font-size-asian="12pt" style:font-weight-asian="normal" style:font-weight-complex="normal"/>
    </style:style>
    <style:style style:name="T84" style:family="text">
      <style:text-properties fo:font-weight="normal" officeooo:rsid="006407ec" style:font-size-asian="12pt" style:font-weight-asian="normal" style:font-weight-complex="normal"/>
    </style:style>
    <style:style style:name="T85" style:family="text">
      <style:text-properties fo:font-weight="normal" officeooo:rsid="00659699" style:font-size-asian="12pt" style:font-weight-asian="normal" style:font-weight-complex="normal"/>
    </style:style>
    <style:style style:name="T86" style:family="text">
      <style:text-properties fo:font-weight="normal" officeooo:rsid="006652b0" style:font-size-asian="12pt" style:font-weight-asian="normal" style:font-weight-complex="normal"/>
    </style:style>
    <style:style style:name="T87" style:family="text">
      <style:text-properties fo:font-weight="normal" officeooo:rsid="00680555" style:font-size-asian="12pt" style:font-weight-asian="normal" style:font-weight-complex="normal"/>
    </style:style>
    <style:style style:name="T88" style:family="text">
      <style:text-properties fo:font-weight="normal" officeooo:rsid="0069624d" style:font-size-asian="12pt" style:font-weight-asian="normal" style:font-weight-complex="normal"/>
    </style:style>
    <style:style style:name="T89" style:family="text">
      <style:text-properties fo:font-weight="normal" officeooo:rsid="0069b3c0" style:font-size-asian="12pt" style:font-weight-asian="normal" style:font-weight-complex="normal"/>
    </style:style>
    <style:style style:name="T90" style:family="text">
      <style:text-properties fo:font-weight="normal" officeooo:rsid="006a594a" style:font-size-asian="12pt" style:font-weight-asian="normal" style:font-weight-complex="normal"/>
    </style:style>
    <style:style style:name="T91" style:family="text">
      <style:text-properties fo:font-weight="normal" officeooo:rsid="006d2920" style:font-size-asian="12pt" style:font-weight-asian="normal" style:font-weight-complex="normal"/>
    </style:style>
    <style:style style:name="T92" style:family="text">
      <style:text-properties fo:font-weight="normal" officeooo:rsid="006e9bd2" style:font-size-asian="12pt" style:font-weight-asian="normal" style:font-weight-complex="normal"/>
    </style:style>
    <style:style style:name="T93" style:family="text">
      <style:text-properties fo:font-weight="normal" officeooo:rsid="006feff4" style:font-size-asian="12pt" style:font-weight-asian="normal" style:font-weight-complex="normal"/>
    </style:style>
    <style:style style:name="T94" style:family="text">
      <style:text-properties fo:font-weight="normal" officeooo:rsid="0071c94f" style:font-size-asian="12pt" style:font-weight-asian="normal" style:font-weight-complex="normal"/>
    </style:style>
    <style:style style:name="T95" style:family="text">
      <style:text-properties fo:font-weight="normal" officeooo:rsid="0072e07e" style:font-size-asian="12pt" style:font-weight-asian="normal" style:font-weight-complex="normal"/>
    </style:style>
    <style:style style:name="T96" style:family="text">
      <style:text-properties fo:font-weight="normal" officeooo:rsid="0074ca39" style:font-size-asian="12pt" style:font-weight-asian="normal" style:font-weight-complex="normal"/>
    </style:style>
    <style:style style:name="T97" style:family="text">
      <style:text-properties fo:font-weight="normal" officeooo:rsid="00761b2c" style:font-size-asian="12pt" style:font-weight-asian="normal" style:font-weight-complex="normal"/>
    </style:style>
    <style:style style:name="T98" style:family="text">
      <style:text-properties fo:font-weight="normal" officeooo:rsid="00780617" style:font-size-asian="12pt" style:font-weight-asian="normal" style:font-weight-complex="normal"/>
    </style:style>
    <style:style style:name="T99" style:family="text">
      <style:text-properties fo:font-weight="normal" officeooo:rsid="00794a1a" style:font-size-asian="12pt" style:font-weight-asian="normal" style:font-weight-complex="normal"/>
    </style:style>
    <style:style style:name="T100" style:family="text">
      <style:text-properties fo:font-weight="normal" officeooo:rsid="007b14ae" style:font-size-asian="12pt" style:font-weight-asian="normal" style:font-weight-complex="normal"/>
    </style:style>
    <style:style style:name="T101" style:family="text">
      <style:text-properties fo:font-weight="normal" officeooo:rsid="007c900f" style:font-size-asian="12pt" style:font-weight-asian="normal" style:font-weight-complex="normal"/>
    </style:style>
    <style:style style:name="T102" style:family="text">
      <style:text-properties fo:font-weight="normal" officeooo:rsid="007d14eb" style:font-size-asian="12pt" style:font-weight-asian="normal" style:font-weight-complex="normal"/>
    </style:style>
    <style:style style:name="T103" style:family="text">
      <style:text-properties fo:font-weight="normal" officeooo:rsid="007f2262" style:font-size-asian="12pt" style:font-weight-asian="normal" style:font-weight-complex="normal"/>
    </style:style>
    <style:style style:name="T104" style:family="text">
      <style:text-properties fo:font-weight="normal" officeooo:rsid="00827734" style:font-size-asian="12pt" style:font-weight-asian="normal" style:font-weight-complex="normal"/>
    </style:style>
    <style:style style:name="T105" style:family="text">
      <style:text-properties fo:font-weight="normal" officeooo:rsid="00833dfa" style:font-size-asian="12pt" style:font-weight-asian="normal" style:font-weight-complex="normal"/>
    </style:style>
    <style:style style:name="T106" style:family="text">
      <style:text-properties fo:font-weight="normal" officeooo:rsid="0084574c" style:font-size-asian="12pt" style:font-weight-asian="normal" style:font-weight-complex="normal"/>
    </style:style>
    <style:style style:name="T107" style:family="text">
      <style:text-properties fo:font-weight="normal" officeooo:rsid="00858874" style:font-size-asian="12pt" style:font-weight-asian="normal" style:font-weight-complex="normal"/>
    </style:style>
    <style:style style:name="T108" style:family="text">
      <style:text-properties fo:font-weight="normal" officeooo:rsid="0085f798" style:font-size-asian="12pt" style:font-weight-asian="normal" style:font-weight-complex="normal"/>
    </style:style>
    <style:style style:name="T109" style:family="text">
      <style:text-properties fo:font-weight="normal" officeooo:rsid="00871e87" style:font-size-asian="12pt" style:font-weight-asian="normal" style:font-weight-complex="normal"/>
    </style:style>
    <style:style style:name="T110" style:family="text">
      <style:text-properties fo:font-weight="normal" officeooo:rsid="0087d215" style:font-size-asian="12pt" style:font-weight-asian="normal" style:font-weight-complex="normal"/>
    </style:style>
    <style:style style:name="T111" style:family="text">
      <style:text-properties fo:font-weight="normal" officeooo:rsid="008972fb" style:font-size-asian="12pt" style:font-weight-asian="normal" style:font-weight-complex="normal"/>
    </style:style>
    <style:style style:name="T112" style:family="text">
      <style:text-properties fo:font-weight="normal" officeooo:rsid="008ac6cf" style:font-size-asian="12pt" style:font-weight-asian="normal" style:font-weight-complex="normal"/>
    </style:style>
    <style:style style:name="T113" style:family="text">
      <style:text-properties fo:font-weight="normal" officeooo:rsid="008c4d15" style:font-size-asian="12pt" style:font-weight-asian="normal" style:font-weight-complex="normal"/>
    </style:style>
    <style:style style:name="T114" style:family="text">
      <style:text-properties fo:font-weight="normal" officeooo:rsid="00901c53" style:font-size-asian="12pt" style:font-weight-asian="normal" style:font-weight-complex="normal"/>
    </style:style>
    <style:style style:name="T115" style:family="text">
      <style:text-properties fo:font-weight="normal" officeooo:rsid="0090e416" style:font-size-asian="12pt" style:font-weight-asian="normal" style:font-weight-complex="normal"/>
    </style:style>
    <style:style style:name="T116" style:family="text">
      <style:text-properties fo:font-weight="normal" officeooo:rsid="00928de8" style:font-size-asian="12pt" style:font-weight-asian="normal" style:font-weight-complex="normal"/>
    </style:style>
    <style:style style:name="T117" style:family="text">
      <style:text-properties fo:font-weight="normal" officeooo:rsid="0092c40d" style:font-size-asian="12pt" style:font-weight-asian="normal" style:font-weight-complex="normal"/>
    </style:style>
    <style:style style:name="T118" style:family="text">
      <style:text-properties fo:font-weight="normal" officeooo:rsid="0093ed2d" style:font-size-asian="12pt" style:font-weight-asian="normal" style:font-weight-complex="normal"/>
    </style:style>
    <style:style style:name="T119" style:family="text">
      <style:text-properties fo:font-weight="normal" officeooo:rsid="0094012c" style:font-size-asian="12pt" style:font-weight-asian="normal" style:font-weight-complex="normal"/>
    </style:style>
    <style:style style:name="T120" style:family="text">
      <style:text-properties fo:font-weight="normal" officeooo:rsid="0094adab" style:font-size-asian="12pt" style:font-weight-asian="normal" style:font-weight-complex="normal"/>
    </style:style>
    <style:style style:name="T121" style:family="text">
      <style:text-properties fo:font-weight="normal" officeooo:rsid="0097d9b6" style:font-size-asian="12pt" style:font-weight-asian="normal" style:font-weight-complex="normal"/>
    </style:style>
    <style:style style:name="T122" style:family="text">
      <style:text-properties fo:font-weight="normal" officeooo:rsid="0098e64b" style:font-size-asian="12pt" style:font-weight-asian="normal" style:font-weight-complex="normal"/>
    </style:style>
    <style:style style:name="T123" style:family="text">
      <style:text-properties fo:font-weight="normal" officeooo:rsid="009a5dee" style:font-size-asian="12pt" style:font-weight-asian="normal" style:font-weight-complex="normal"/>
    </style:style>
    <style:style style:name="T124" style:family="text">
      <style:text-properties fo:font-weight="normal" officeooo:rsid="009c511f" style:font-size-asian="12pt" style:font-weight-asian="normal" style:font-weight-complex="normal"/>
    </style:style>
    <style:style style:name="T125" style:family="text">
      <style:text-properties fo:font-weight="normal" officeooo:rsid="009e36e6" style:font-size-asian="12pt" style:font-weight-asian="normal" style:font-weight-complex="normal"/>
    </style:style>
    <style:style style:name="T126" style:family="text">
      <style:text-properties fo:font-weight="normal" officeooo:rsid="009eaa3e" style:font-size-asian="12pt" style:font-weight-asian="normal" style:font-weight-complex="normal"/>
    </style:style>
    <style:style style:name="T127" style:family="text">
      <style:text-properties fo:font-weight="normal" officeooo:rsid="009f97f4" style:font-size-asian="12pt" style:font-weight-asian="normal" style:font-weight-complex="normal"/>
    </style:style>
    <style:style style:name="T128" style:family="text">
      <style:text-properties fo:font-weight="normal" officeooo:rsid="00a140b9" style:font-size-asian="12pt" style:font-weight-asian="normal" style:font-weight-complex="normal"/>
    </style:style>
    <style:style style:name="T129" style:family="text">
      <style:text-properties fo:font-weight="normal" officeooo:rsid="00a25f99" style:font-size-asian="12pt" style:font-weight-asian="normal" style:font-weight-complex="normal"/>
    </style:style>
    <style:style style:name="T130" style:family="text">
      <style:text-properties fo:font-weight="normal" officeooo:rsid="00a330c1" style:font-size-asian="12pt" style:font-weight-asian="normal" style:font-weight-complex="normal"/>
    </style:style>
    <style:style style:name="T131" style:family="text">
      <style:text-properties fo:font-weight="normal" officeooo:rsid="00a47911" style:font-size-asian="12pt" style:font-weight-asian="normal" style:font-weight-complex="normal"/>
    </style:style>
    <style:style style:name="T132" style:family="text">
      <style:text-properties fo:font-weight="normal" officeooo:rsid="00a556b6" style:font-size-asian="12pt" style:font-weight-asian="normal" style:font-weight-complex="normal"/>
    </style:style>
    <style:style style:name="T133" style:family="text">
      <style:text-properties fo:font-weight="normal" officeooo:rsid="00a5db5c" style:font-size-asian="12pt" style:font-weight-asian="normal" style:font-weight-complex="normal"/>
    </style:style>
    <style:style style:name="T134" style:family="text">
      <style:text-properties fo:font-weight="normal" officeooo:rsid="00a779df" style:font-size-asian="12pt" style:font-weight-asian="normal" style:font-weight-complex="normal"/>
    </style:style>
    <style:style style:name="T135" style:family="text">
      <style:text-properties fo:font-weight="normal" officeooo:rsid="00a91419" style:font-size-asian="12pt" style:font-weight-asian="normal" style:font-weight-complex="normal"/>
    </style:style>
    <style:style style:name="T136" style:family="text">
      <style:text-properties fo:font-weight="normal" officeooo:rsid="00aa410b" style:font-size-asian="12pt" style:font-weight-asian="normal" style:font-weight-complex="normal"/>
    </style:style>
    <style:style style:name="T137" style:family="text">
      <style:text-properties fo:font-weight="normal" officeooo:rsid="00aa6315" style:font-size-asian="12pt" style:font-weight-asian="normal" style:font-weight-complex="normal"/>
    </style:style>
    <style:style style:name="T138" style:family="text">
      <style:text-properties fo:font-weight="normal" officeooo:rsid="00aaf0f7" style:font-size-asian="12pt" style:font-weight-asian="normal" style:font-weight-complex="normal"/>
    </style:style>
    <style:style style:name="T139" style:family="text">
      <style:text-properties fo:font-weight="normal" officeooo:rsid="00abaa0c" style:font-size-asian="12pt" style:font-weight-asian="normal" style:font-weight-complex="normal"/>
    </style:style>
    <style:style style:name="T140" style:family="text">
      <style:text-properties fo:font-weight="normal" officeooo:rsid="00acd51a" style:font-size-asian="12pt" style:font-weight-asian="normal" style:font-weight-complex="normal"/>
    </style:style>
    <style:style style:name="T141" style:family="text">
      <style:text-properties fo:font-weight="normal" officeooo:rsid="00acff9d" style:font-size-asian="12pt" style:font-weight-asian="normal" style:font-weight-complex="normal"/>
    </style:style>
    <style:style style:name="T142" style:family="text">
      <style:text-properties fo:font-weight="normal" officeooo:rsid="00ad9c1f" style:font-size-asian="12pt" style:font-weight-asian="normal" style:font-weight-complex="normal"/>
    </style:style>
    <style:style style:name="T143" style:family="text">
      <style:text-properties fo:font-weight="normal" officeooo:rsid="00af4797" style:font-size-asian="12pt" style:font-weight-asian="normal" style:font-weight-complex="normal"/>
    </style:style>
    <style:style style:name="T144" style:family="text">
      <style:text-properties fo:font-weight="normal" officeooo:rsid="00b08f01" style:font-size-asian="12pt" style:font-weight-asian="normal" style:font-weight-complex="normal"/>
    </style:style>
    <style:style style:name="T145" style:family="text">
      <style:text-properties fo:font-weight="normal" officeooo:rsid="00b2ed28" style:font-size-asian="12pt" style:font-weight-asian="normal" style:font-weight-complex="normal"/>
    </style:style>
    <style:style style:name="T146" style:family="text">
      <style:text-properties fo:font-weight="normal" officeooo:rsid="00b5f426" style:font-size-asian="12pt" style:font-weight-asian="normal" style:font-weight-complex="normal"/>
    </style:style>
    <style:style style:name="T147" style:family="text">
      <style:text-properties fo:font-weight="normal" officeooo:rsid="00b7dbcc" style:font-size-asian="12pt" style:font-weight-asian="normal" style:font-weight-complex="normal"/>
    </style:style>
    <style:style style:name="T148" style:family="text">
      <style:text-properties fo:font-weight="normal" officeooo:rsid="00b813bb" style:font-size-asian="12pt" style:font-weight-asian="normal" style:font-weight-complex="normal"/>
    </style:style>
    <style:style style:name="T149" style:family="text">
      <style:text-properties fo:font-weight="normal" officeooo:rsid="00b9ed01" style:font-size-asian="12pt" style:font-weight-asian="normal" style:font-weight-complex="normal"/>
    </style:style>
    <style:style style:name="T150" style:family="text">
      <style:text-properties fo:font-weight="normal" officeooo:rsid="00bbb28a" style:font-size-asian="12pt" style:font-weight-asian="normal" style:font-weight-complex="normal"/>
    </style:style>
    <style:style style:name="T151" style:family="text">
      <style:text-properties fo:font-weight="normal" officeooo:rsid="00bc4687" style:font-size-asian="12pt" style:font-weight-asian="normal" style:font-weight-complex="normal"/>
    </style:style>
    <style:style style:name="T152" style:family="text">
      <style:text-properties fo:font-weight="normal" officeooo:rsid="00bc93f0" style:font-size-asian="12pt" style:font-weight-asian="normal" style:font-weight-complex="normal"/>
    </style:style>
    <style:style style:name="T153" style:family="text">
      <style:text-properties fo:font-weight="normal" officeooo:rsid="00be2c3a" style:font-size-asian="12pt" style:font-weight-asian="normal" style:font-weight-complex="normal"/>
    </style:style>
    <style:style style:name="T154" style:family="text">
      <style:text-properties fo:font-weight="normal" officeooo:rsid="00bef54b" style:font-size-asian="12pt" style:font-weight-asian="normal" style:font-weight-complex="normal"/>
    </style:style>
    <style:style style:name="T155" style:family="text">
      <style:text-properties fo:font-weight="normal" officeooo:rsid="00c076f8" style:font-size-asian="12pt" style:font-weight-asian="normal" style:font-weight-complex="normal"/>
    </style:style>
    <style:style style:name="T156" style:family="text">
      <style:text-properties fo:font-weight="normal" officeooo:rsid="00c214d7" style:font-size-asian="12pt" style:font-weight-asian="normal" style:font-weight-complex="normal"/>
    </style:style>
    <style:style style:name="T157" style:family="text">
      <style:text-properties fo:font-weight="normal" officeooo:rsid="00c27c52" style:font-size-asian="12pt" style:font-weight-asian="normal" style:font-weight-complex="normal"/>
    </style:style>
    <style:style style:name="T158" style:family="text">
      <style:text-properties fo:font-weight="normal" officeooo:rsid="00c8082c" style:font-size-asian="12pt" style:font-weight-asian="normal" style:font-weight-complex="normal"/>
    </style:style>
    <style:style style:name="T159" style:family="text">
      <style:text-properties fo:font-size="24pt" style:font-size-asian="24pt" style:font-size-complex="24pt"/>
    </style:style>
    <style:style style:name="T160" style:family="text">
      <style:text-properties officeooo:rsid="002caf9a"/>
    </style:style>
    <style:style style:name="T161" style:family="text">
      <style:text-properties officeooo:rsid="0030a9e7"/>
    </style:style>
    <style:style style:name="T162" style:family="text">
      <style:text-properties fo:font-size="18pt" officeooo:rsid="0030a9e7" style:font-size-asian="15.75pt" style:font-size-complex="18pt"/>
    </style:style>
    <style:style style:name="T163" style:family="text">
      <style:text-properties fo:font-size="18pt" officeooo:rsid="002caf9a" style:font-size-asian="15.75pt" style:font-size-complex="18pt"/>
    </style:style>
    <style:style style:name="T164" style:family="text">
      <style:text-properties fo:font-size="18pt" officeooo:rsid="005827fe" style:font-size-asian="15.75pt" style:font-size-complex="18pt"/>
    </style:style>
    <style:style style:name="T165" style:family="text">
      <style:text-properties officeooo:rsid="00c606a3"/>
    </style:style>
    <style:style style:name="T166" style:family="text">
      <style:text-properties style:font-size-asian="12pt"/>
    </style:style>
    <style:style style:name="T167" style:family="text">
      <style:text-properties officeooo:rsid="008972fb" style:font-size-asian="12pt"/>
    </style:style>
    <style:style style:name="T168" style:family="text">
      <style:text-properties officeooo:rsid="00c214d7" style:font-size-asian="12pt"/>
    </style:style>
    <style:style style:name="T169" style:family="text">
      <style:text-properties officeooo:rsid="00ca6e75"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59">Water Tank Digital Control System Project</text:span> </text:p>
      <text:p text:style-name="P1"/>
      <text:p text:style-name="P2">Background:</text:p>
      <text:p text:style-name="P5"><text:tab/><text:span text:style-name="T1">This project has been one that I had been wanting to do for a long while </text:span><text:span text:style-name="T2">ever since I had taken my first control system classes in college. </text:span><text:span text:style-name="T3">Due to various obligations, such as taking Electrical Engineering courses which do not immediately pertain to control theory / control systems, </text:span><text:span text:style-name="T4">and already being in charge of researching and developing software </text:span><text:span text:style-name="T8">for</text:span><text:span text:style-name="T4"> unmanned air vehicle</text:span><text:span text:style-name="T9">s</text:span><text:span text:style-name="T4"> (UAV</text:span><text:span text:style-name="T9">s</text:span><text:span text:style-name="T4">) </text:span><text:span text:style-name="T5">as a college senior design </text:span><text:span text:style-name="T4">project </text:span><text:span text:style-name="T6">I was not able to get this water tank project </text:span><text:span text:style-name="T7">started </text:span><text:span text:style-name="T10">to deepen my understanding of control theory</text:span><text:span text:style-name="T6">. </text:span><text:span text:style-name="T11">However, despite not being able to start on this project as soon I would have liked, partaking in the UAV senior design project did reintroduce me to the world of programming which I had only dabbled in my freshman </text:span><text:span text:style-name="T17">or perhaps </text:span><text:span text:style-name="T11">sophomore year of college </text:span><text:span text:style-name="T12">in a single course </text:span><text:span text:style-name="T13">of C++ </text:span><text:span text:style-name="T18">in an integrated development environment (IDE)</text:span><text:span text:style-name="T11">. </text:span><text:span text:style-name="T14">I learned how to not be spooked by the terminal, notably due to having to use/learn Linux (Ubuntu specifically), </text:span><text:span text:style-name="T15">learned how to start programming in Python (3.x specifically), </text:span><text:span text:style-name="T16">and began to be more able to read dense programming documentation which assumes understanding of object-orientated programming. </text:span><text:span text:style-name="T25">After having recently graduated around December 2</text:span><text:span text:style-name="T30">3,</text:span><text:span text:style-name="T25"> 2022 I began to learn more C++ </text:span><text:span text:style-name="T26">and reread / relearned old </text:span><text:span text:style-name="T27">linear systems / control theory </text:span><text:span text:style-name="T26">material that </text:span><text:span text:style-name="T28">I</text:span><text:span text:style-name="T26"> had studied at one point, but had forgot</text:span><text:span text:style-name="T31">ten</text:span><text:span text:style-name="T26"> / went over my head the first go around.</text:span></text:p>
      <text:p text:style-name="P7"/>
      <text:p text:style-name="P3"><text:span text:style-name="T161">Development</text:span><text:span text:style-name="T160">:</text:span></text:p>
      <text:p text:style-name="P6"><text:span text:style-name="T34"><text:tab/></text:span><text:span text:style-name="T35">Arduino developments started off as simple tests to review/learn how to incorporate potentiometers, buttons. </text:span><text:span text:style-name="T38">Soon after</text:span><text:span text:style-name="T36"> external libraries and hardware </text:span><text:span text:style-name="T38">were incorporated and experimentation in</text:span><text:span text:style-name="T36"> getting data from a strain sensor/controll</text:span><text:span text:style-name="T37">ing</text:span><text:span text:style-name="T36"> a water pump through a motor driver. </text:span><text:span text:style-name="T19">Th</text:span><text:span text:style-name="T24">ose</text:span><text:span text:style-name="T19"> skills </text:span><text:span text:style-name="T29">I obtained from the UAV project</text:span><text:span text:style-name="T19"> carried over in my water tank project </text:span><text:span text:style-name="T20">where a </text:span><text:span text:style-name="T19">Python program </text:span><text:span text:style-name="T21">was developed to be able to intake data from an Arduino via USB </text:span><text:span text:style-name="T22">and to organize and store it as a “.mat” file that MATLAB can </text:span><text:span text:style-name="T23">use</text:span><text:span text:style-name="T22">. </text:span><text:span text:style-name="T32">The data transmitted over the wire is strain, valve, and time values </text:span><text:span text:style-name="T33">in “serial_receiver.py” </text:span><text:span text:style-name="T34">with setpoint values being included in “serial_receiver_v2.py”. </text:span><text:span text:style-name="T39">In addition, the MATLAB programming skills I learned throughout </text:span><text:span text:style-name="T40">college </text:span><text:span text:style-name="T49">and self research</text:span><text:span text:style-name="T40"> came in to </text:span><text:span text:style-name="T50">allow me to </text:span><text:span text:style-name="T40">be able to analyze the data gathered and stored by the Python programs. </text:span><text:span text:style-name="T41">First, by filtering </text:span><text:span text:style-name="T43">stacked</text:span><text:span text:style-name="T41"> </text:span><text:span text:style-name="T42">samples </text:span><text:span text:style-name="T44">(have multiple sample values at a given instance of time)</text:span><text:span text:style-name="T41"> followed by then plotting the data, </text:span><text:span text:style-name="T45">and subsequently performing deeper control system specific analysis. </text:span><text:span text:style-name="T46">That would include system identification, </text:span><text:span text:style-name="T48">S</text:span><text:span text:style-name="T47">imulink, and </text:span><text:span text:style-name="T46">PID design. </text:span><text:span text:style-name="T51">I would have liked to say that the project went </text:span><text:span text:style-name="T52">as </text:span><text:span text:style-name="T51">smoothly </text:span><text:span text:style-name="T52">as it so far seems, but that is not the case.</text:span></text:p>
      <text:p text:style-name="P9"/>
      <text:p text:style-name="P6"><text:span text:style-name="T51"><text:s/></text:span><text:span text:style-name="T162">D</text:span><text:span text:style-name="T164">ifficulties</text:span><text:span text:style-name="T163">:</text:span></text:p>
      <text:p text:style-name="P13"><text:span text:style-name="T160">S</text:span>erial Communication:</text:p>
      <text:p text:style-name="P11"><text:span text:style-name="T163"><text:tab/></text:span><text:span text:style-name="T71">One of the first setbacks that held the project back early on was the correct implementation of serial communication. </text:span><text:span text:style-name="T72">Despite not having a computer science background, and hence not knowing all the important nonphysical details on how computers accomplish their various </text:span><text:span text:style-name="T73">tasks </text:span><text:span text:style-name="T74">I was able to construct a mental model of how serial communication seems to work based on test programs I had made to get a better understanding. </text:span><text:span text:style-name="T75">The mental model is that whenever two machines want to communicate</text:span><text:span text:style-name="T72">, </text:span><text:span text:style-name="T75">in this case via USB, </text:span><text:span text:style-name="T76">that practically there will have to exist some chunk of memory dedicated to the task in the event of the very real possibility of some fluctuation of data transfer rate. </text:span><text:span text:style-name="T77">Allow me to explain, </text:span><text:span text:style-name="T78">ideally if two machines are communicating at say </text:span><text:span text:style-name="T91">X</text:span><text:span text:style-name="T78"> bits per seconds then whenever machine A sends something to machine B </text:span><text:span text:style-name="T79">then it </text:span><text:span text:style-name="T83">used immediately</text:span><text:span text:style-name="T80">. </text:span><text:span text:style-name="T86">The process of machine A </text:span><text:span text:style-name="T87">sending a bit </text:span><text:span text:style-name="T86">to machine B can be approximately as occurring instantaneously </text:span><text:span text:style-name="T88">over the wire once </text:span><text:soft-page-break/><text:span text:style-name="T88">sent, but that is not to say </text:span><text:span text:style-name="T89">that its usage </text:span><text:span text:style-name="T90">is instantaneous as well.</text:span><text:span text:style-name="T80"> </text:span><text:span text:style-name="T92">C</text:span><text:span text:style-name="T81">omputers, </text:span><text:span text:style-name="T92">specifically</text:span><text:span text:style-name="T81"> those of personal computers that use general purpose operating systems </text:span><text:span text:style-name="T84">(</text:span><text:span text:style-name="T93">O</text:span><text:span text:style-name="T94">S</text:span><text:span text:style-name="T84">)</text:span><text:span text:style-name="T81"> like standard Windows, </text:span><text:span text:style-name="T82">MacOS, and Linux will not be so strict to maintain a clockwork relationship for its various computer obligations (processes) </text:span><text:span text:style-name="T95">such as using the data it has been sent by another machine</text:span><text:span text:style-name="T82">. </text:span><text:span text:style-name="T84">As a result it becomes necessary to have a sort of holding cell where data can sit and wait for a moment until the OS </text:span><text:span text:style-name="T96">gain the capacity to process the</text:span><text:span text:style-name="T85"> waiting data and make room for more data to enter. </text:span><text:span text:style-name="T97">If the holding cell more appropriately called a “buffer” </text:span><text:span text:style-name="T98">gets full then </text:span><text:span text:style-name="T99">the possibility of messages getting sliced when they are longer than the remaining buffer space can occur. </text:span><text:span text:style-name="T100">Th</text:span><text:span text:style-name="T102">e</text:span><text:span text:style-name="T100"> </text:span><text:span text:style-name="T101">ruining of </text:span><text:span text:style-name="T103">data is</text:span><text:span text:style-name="T100"> what is called “corruption”. </text:span><text:span text:style-name="T104">This was learned by me in that whenever an Arduino is allowed to indefinitely generate data over the wire and I tried starting up my Python script to process the data that sometimes the Python script would get jammed in the beginning due to garbage (corrupted) data. </text:span><text:span text:style-name="T105">It would only be after a couple of revs </text:span><text:span text:style-name="T106">(a kin to revving up a lawn mover) </text:span><text:span text:style-name="T107">that it would properly start up presumably due to the “top” portion the buffer being cleaned of the s</text:span><text:span text:style-name="T108">c</text:span><text:span text:style-name="T107">um (corrupted) data. </text:span><text:span text:style-name="T109">From this experience, it was learned the importance of utilizing the functions/methods that monitor the state of the buffers </text:span><text:span text:style-name="T110">and that it was more robust in my project to have redesign the Python script so that it is always listens on the line and processes the buffer when data arrives and to have the Arduino start generating that data after a push of a button. </text:span><text:span text:style-name="T111">In this manner the problems encountered with implementing serial communication were resolved, and never occurred in the project again after that.</text:span></text:p>
      <text:p text:style-name="P14"/>
      <text:p text:style-name="P14"><text:span text:style-name="T165">Electromagnetic Interference</text:span><text:span text:style-name="T167">:</text:span></text:p>
      <text:p text:style-name="P11"><text:span text:style-name="T111"><text:tab/></text:span><text:span text:style-name="T112">The prior problem was one that was pur</text:span><text:span text:style-name="T158">ly</text:span><text:span text:style-name="T112"> software based, the next problem was one that was purely hardware based </text:span><text:span text:style-name="T113">and much more persistent. </text:span><text:span text:style-name="T114">After much time consuming testing, and attempted remedies </text:span><text:span text:style-name="T115">it was conclusively found that the reason why in this project there was instances where horrifically inaccurate data was generated </text:span><text:span text:style-name="T116">was due electromagnetic interference </text:span><text:span text:style-name="T129">(EMI)</text:span><text:span text:style-name="T116">. </text:span><text:span text:style-name="T117">Allow me to explain, </text:span><text:span text:style-name="T118">strain gauges are </text:span><text:span text:style-name="T119">sensors that </text:span><text:span text:style-name="T120">correlates resistance to material strain. </text:span><text:span text:style-name="T121">The change in resistance is very subtle and requires some electrical engineering trickery by implementing a special circuit configuration called a Wheatstone bridge. </text:span><text:span text:style-name="T122">Without going much into detail, the Wheatstone bridge effectively </text:span><text:span text:style-name="T123">allows for measurement of the subtle resistance changes </text:span><text:span text:style-name="T124">with more practical voltage </text:span><text:span text:style-name="T125">that can then </text:span><text:span text:style-name="T126">after </text:span><text:span text:style-name="T125">be amplified. </text:span><text:span text:style-name="T127">However, given the nature of subtly in the measurement </text:span><text:span text:style-name="T128">the sensor highly susceptible to change in the environment. </text:span><text:span text:style-name="T129">Be it temperature change which affects the resistance created by the strain sensor, or in my case the EMI </text:span><text:span text:style-name="T130">coming f</text:span><text:span text:style-name="T134">rom</text:span><text:span text:style-name="T130"> my system which presumably affects the balance of the W</text:span><text:span text:style-name="T133">heatstone</text:span><text:span text:style-name="T130"> </text:span><text:span text:style-name="T131">and generates erroneous data for a mom</text:span><text:span text:style-name="T132">ent.</text:span><text:span text:style-name="T130"> </text:span><text:span text:style-name="T135">The source of the EMI was mainly due to my </text:span><text:span text:style-name="T136">DC </text:span><text:span text:style-name="T135">electrical motor (liquid pump) </text:span><text:span text:style-name="T136">that was having its strength man</text:span><text:span text:style-name="T137">aged through a high current pulse width modulated (PWM) signal. </text:span><text:span text:style-name="T138">PWM signals, particularly those of high current are incredibly noisy due to the high frequency content contained when a signal quickly swaps and forms a rising edge. </text:span><text:span text:style-name="T139">A purchase and usage of and EMF meter confirmed this as the motor was generating around 350 V/m ~ 400 V/m </text:span><text:span text:style-name="T140">at full power </text:span><text:span text:style-name="T141">(around 300 mA </text:span><text:span text:style-name="T142">with 490 Hz PWM signal).</text:span><text:span text:style-name="T143"> While 350 V/m ~ 400 V/m may or may not be much EMF (I would not know, I was never particular</text:span><text:span text:style-name="T144">ly</text:span><text:span text:style-name="T143"> inte</text:span><text:span text:style-name="T144">rested</text:span><text:span text:style-name="T143"> in antennas) </text:span><text:span text:style-name="T145">that level of EMF was enough to interfere with the strain gauge measurements as that sensor is highly sensitive to noise in the environment. </text:span><text:span text:style-name="T146">There exists two options, either move the motor farther away from the strain gauge sensor (which come with the cost of needing a more powerful motor to move the water from farther away which comes with more EMF generation), </text:span><text:span text:style-name="T147">or to simply shutoff the motor for a moment and take the sample measurement followed by turning the motor back on </text:span><text:span text:style-name="T148">at the desired strength. </text:span><text:span text:style-name="T149">(Note: Faraday fabric was tried on both the wrapping the strain sensor and then the motor / power supply, but was not sufficient as </text:span><text:span text:style-name="T150">the EMF was </text:span><text:span text:style-name="T151">quite </text:span><text:span text:style-name="T150">strong as well as not being possible to perfectly wrap the things in the fabric </text:span><text:span text:style-name="T152">leading to EMF leakage </text:span><text:span text:style-name="T153">and then EMI. </text:span><text:span text:style-name="T154">The workaround of turning the motor off for a moment to make a sample and then turning it back on was chosen and utilized as moving the motor and buying a more powerful motor was not an option </text:span><text:span text:style-name="T155">I was willing to </text:span><text:soft-page-break/><text:span text:style-name="T155">make. </text:span><text:span text:style-name="T156">After this design decision the project continued to move forward after being jammed for quite some time </text:span><text:span text:style-name="T157">with the EMI problem</text:span><text:span text:style-name="T156">.</text:span></text:p>
      <text:p text:style-name="P11"><text:span text:style-name="T156"/></text:p>
      <text:p text:style-name="P12"><text:span text:style-name="T168">S</text:span><text:span text:style-name="T166">ystem Identification </text:span><text:span text:style-name="T169">and PID Controller Design</text:span><text:span text:style-name="T166">:</text:span></text:p>
      <text:p text:style-name="P12"><text:tab/><text:span text:style-name="T53">This is issue was about the quickest to resolve, but posed some difficulties as system identification </text:span><text:span text:style-name="T54">and PID controller design were seldom discussed in my college control system classes due to lack of time.</text:span><text:span text:style-name="T53"> </text:span><text:span text:style-name="T55">One of the first issues encountered with system identification is deciding how complicated the model of the transfer function should be to maintain decent accuracy, but not so complicated that it made PID design (even with the PID tuner </text:span><text:span text:style-name="T56">MATLAB app) </text:span><text:span text:style-name="T57">to be difficult and produce unsatisfactory results. </text:span><text:span text:style-name="T58">Another issue observed with transfer functions initalially developed is that when tested in simulink the mode assumes that certain values accuation signals were valid and would produce a real output which is not the case. </text:span><text:span text:style-name="T59">What is meant by this is that there exists a region of liquid pump strength where the motor is incapable of successfully dropping water into the tank. </text:span><text:span text:style-name="T60">In other words, there exists a lower bound. </text:span><text:span text:style-name="T61">In order for this to not interfere in the design of a PID controller, data was recollected after reprogramming the embedded system to operate only between the lower bound where the motor is barely not able to bring water into the tank to maximum power that the liquid pump was capable of. </text:span><text:span text:style-name="T62">This allowed for being able to make a simpler and decently accurate plant transfer function model that would actually be representative of what accusation signals could actually exist in the real system. </text:span><text:span text:style-name="T63">Regarding PID design there were not much difficulties. </text:span><text:span text:style-name="T64">It was found that for up to a PI controller the equation provided by MATLAB when converted to the standard form of a Z-transform equation matched very closely, whereas the PID with filtered derivative term had substantial deviation. </text:span><text:span text:style-name="T65">However, this discrepancy was observed at the time a complicated and borderline marginally stable / unstable transfer function was being used </text:span><text:span text:style-name="T66">which </text:span><text:span text:style-name="T67">is likely responsible</text:span><text:span text:style-name="T65">. </text:span><text:span text:style-name="T68">In the current writing of this log, only a P controller was actually implemented into the real system as it was simple and I was satisfied with the small steady state error the system had. </text:span><text:span text:style-name="T69">Perhaps in the future PI and PID </text:span><text:span text:style-name="T70">may be experimented with as well, but for now the project has been plenty successful and satisfactory to me.</text:span></text:p>
      <text:p text:style-name="P1"/>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19T19:46:45.025000000</meta:creation-date>
    <meta:generator>LibreOffice/7.4.5.1$Windows_X86_64 LibreOffice_project/9c0871452b3918c1019dde9bfac75448afc4b57f</meta:generator>
    <dc:date>2023-02-21T18:55:06.764000000</dc:date>
    <meta:editing-duration>PT2H25M19S</meta:editing-duration>
    <meta:editing-cycles>222</meta:editing-cycles>
    <meta:document-statistic meta:table-count="0" meta:image-count="0" meta:object-count="0" meta:page-count="3" meta:paragraph-count="12" meta:word-count="1787" meta:character-count="10650" meta:non-whitespace-character-count="8868"/>
  </office:meta>
</office:document-meta>
</file>